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F000000283403C783C0DCC4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0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388cm"/>
    </style:style>
    <style:style style:name="gr4" style:family="graphic" style:parent-style-name="standard">
      <style:graphic-properties draw:stroke="none" svg:stroke-color="#000000" draw:fill="none" draw:fill-color="#ffffff" fo:min-height="22.896cm"/>
    </style:style>
    <style:style style:name="gr5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1">
      <style:graphic-properties draw:stroke="none" svg:stroke-color="#000000" draw:fill="none" draw:fill-color="#ffffff" fo:min-height="3.306cm"/>
    </style:style>
    <style:style style:name="gr7" style:family="graphic" style:parent-style-name="Default_5f_1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8" style:family="graphic" style:parent-style-name="Default_5f_1">
      <style:graphic-properties draw:stroke="none" svg:stroke-color="#000000" draw:fill="none" draw:fill-color="#ffffff" draw:textarea-vertical-align="middle" fo:min-height="2.388cm"/>
    </style:style>
    <style:style style:name="gr9" style:family="graphic" style:parent-style-name="Default_5f_1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10" style:family="graphic" style:parent-style-name="Default_5f_1">
      <style:graphic-properties draw:fill="solid" draw:fill-color="#eeeeee" draw:textarea-horizontal-align="justify" draw:textarea-vertical-align="top" draw:auto-grow-height="false" fo:min-height="4.703cm" fo:min-width="16.01cm"/>
    </style:style>
    <style:style style:name="gr11" style:family="graphic" style:parent-style-name="Default_5f_1">
      <style:graphic-properties draw:fill-color="#dddddd" draw:textarea-horizontal-align="justify" draw:textarea-vertical-align="top" draw:auto-grow-height="false" fo:min-height="2.925cm" fo:min-width="6.358cm" draw:shadow="visible" draw:shadow-opacity="50%"/>
    </style:style>
    <style:style style:name="gr12" style:family="graphic" style:parent-style-name="Default_5f_1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13" style:family="graphic" style:parent-style-name="Default_5f_1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14" style:family="graphic" style:parent-style-name="Default_5f_1">
      <style:graphic-properties draw:fill-color="#dddddd" draw:textarea-horizontal-align="justify" draw:textarea-vertical-align="middle" draw:auto-grow-height="false" fo:min-height="0.639cm" fo:min-width="10.095cm" draw:shadow="visible" draw:shadow-opacity="50%"/>
    </style:style>
    <style:style style:name="gr15" style:family="graphic" style:parent-style-name="Default_5f_1">
      <style:graphic-properties draw:fill-color="#dddddd" draw:textarea-horizontal-align="justify" draw:textarea-vertical-align="middle" draw:auto-grow-height="false" fo:min-height="0.639cm" fo:min-width="1.81cm" draw:shadow="visible" draw:shadow-opacity="50%"/>
    </style:style>
    <style:style style:name="gr16" style:family="graphic" style:parent-style-name="Default_5f_1">
      <style:graphic-properties draw:fill-color="#dddddd" draw:textarea-horizontal-align="justify" draw:textarea-vertical-align="middle" draw:auto-grow-height="false" fo:min-height="0.639cm" fo:min-width="3.564cm" draw:shadow="visible" draw:shadow-opacity="50%"/>
    </style:style>
    <style:style style:name="gr17" style:family="graphic" style:parent-style-name="Default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18" style:family="graphic" style:parent-style-name="Default_5f_1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gr19" style:family="graphic" style:parent-style-name="standard">
      <style:graphic-properties draw:fill="none" draw:fill-color="#dddddd" draw:textarea-horizontal-align="justify" draw:textarea-vertical-align="top" draw:auto-grow-height="false" fo:min-height="4.068cm" fo:min-width="14.232cm" draw:shadow="hidden" draw:shadow-opacity="50%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637cm"/>
    </style:style>
    <style:style style:name="gr22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">
      <style:graphic-properties draw:stroke="none" svg:stroke-color="#000000" draw:fill="none" draw:fill-color="#ffffff" fo:min-height="3.306cm"/>
    </style:style>
    <style:style style:name="gr24" style:family="graphic" style:parent-style-name="Default_5f_2_5f_6">
      <style:graphic-properties draw:stroke="none" svg:stroke-color="#000000" draw:fill="none" draw:fill-color="#ffffff" draw:textarea-vertical-align="middle" fo:min-height="2.388cm"/>
    </style:style>
    <style:style style:name="gr25" style:family="graphic" style:parent-style-name="Default_5f_2">
      <style:graphic-properties svg:stroke-color="#000000" draw:fill="solid" draw:fill-color="#729fcf" draw:textarea-horizontal-align="justify" draw:textarea-vertical-align="top" draw:auto-grow-height="false" fo:min-height="17.068cm" fo:min-width="16.964cm"/>
    </style:style>
    <style:style style:name="gr26" style:family="graphic" style:parent-style-name="Default_5f_2">
      <style:graphic-properties draw:fill="solid" draw:fill-color="#eeeeee" draw:textarea-horizontal-align="justify" draw:textarea-vertical-align="top" draw:auto-grow-height="false" fo:min-height="15.671cm" fo:min-width="16.075cm" draw:shadow="visible" draw:shadow-opacity="50%"/>
    </style:style>
    <style:style style:name="gr27" style:family="graphic" style:parent-style-name="Default_5f_2">
      <style:graphic-properties draw:stroke="none" svg:stroke-color="#000000" draw:fill="none" draw:fill-color="#ffffff" fo:min-height="4.068cm"/>
    </style:style>
    <style:style style:name="gr28" style:family="graphic" style:parent-style-name="Default_5f_2">
      <style:graphic-properties draw:stroke="none" svg:stroke-color="#000000" draw:fill="none" draw:fill-color="#ffffff" fo:min-height="0.766cm"/>
    </style:style>
    <style:style style:name="gr29" style:family="graphic" style:parent-style-name="Default_5f_2">
      <style:graphic-properties draw:fill="none" draw:fill-color="#dddddd" draw:textarea-horizontal-align="justify" draw:textarea-vertical-align="top" draw:auto-grow-height="false" fo:min-height="1.909cm" fo:min-width="2.362cm" draw:shadow="hidden" draw:shadow-opacity="50%"/>
    </style:style>
    <style:style style:name="gr30" style:family="graphic" style:parent-style-name="Default_5f_2">
      <style:graphic-properties draw:fill="none" draw:fill-color="#dddddd" draw:textarea-horizontal-align="justify" draw:textarea-vertical-align="top" draw:auto-grow-height="false" fo:min-height="14.355cm" fo:min-width="11.884cm" draw:shadow="hidden" draw:shadow-opacity="50%"/>
    </style:style>
    <style:style style:name="gr31" style:family="graphic" style:parent-style-name="Default_5f_2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32" style:family="graphic" style:parent-style-name="Default_5f_2">
      <style:graphic-properties draw:fill-color="#dddddd" draw:textarea-horizontal-align="justify" draw:textarea-vertical-align="top" draw:auto-grow-height="false" fo:min-height="2.925cm" fo:min-width="5.342cm" draw:shadow="visible" draw:shadow-opacity="50%"/>
    </style:style>
    <style:style style:name="gr33" style:family="graphic" style:parent-style-name="Default_5f_2">
      <style:graphic-properties draw:fill="none" draw:fill-color="#dddddd" draw:textarea-horizontal-align="justify" draw:textarea-vertical-align="top" draw:auto-grow-height="false" fo:min-height="9.656cm" fo:min-width="2.362cm" draw:shadow="hidden" draw:shadow-opacity="50%"/>
    </style:style>
    <style:style style:name="gr34" style:family="graphic" style:parent-style-name="Default_5f_2">
      <style:graphic-properties draw:fill-color="#dddddd" draw:textarea-horizontal-align="justify" draw:textarea-vertical-align="middle" draw:auto-grow-height="false" fo:min-height="0.639cm" fo:min-width="4.961cm" draw:shadow="visible" draw:shadow-opacity="50%"/>
    </style:style>
    <style:style style:name="gr35" style:family="graphic" style:parent-style-name="Default_5f_2">
      <style:graphic-properties draw:fill-color="#dddddd" draw:textarea-horizontal-align="justify" draw:textarea-vertical-align="middle" draw:auto-grow-height="false" fo:min-height="0.685cm" fo:min-width="4.961cm" draw:shadow="visible" draw:shadow-opacity="50%"/>
    </style:style>
    <style:style style:name="gr36" style:family="graphic" style:parent-style-name="Default_5f_2">
      <style:graphic-properties draw:stroke="none" svg:stroke-color="#000000" draw:fill="none" draw:fill-color="#ffffff" draw:textarea-vertical-align="middle" fo:min-height="2.388cm"/>
    </style:style>
    <style:style style:name="gr37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15.117cm" fo:min-width="16.964cm"/>
    </style:style>
    <style:style style:name="gr38" style:family="graphic" style:parent-style-name="standard">
      <style:graphic-properties draw:fill="solid" draw:fill-color="#eeeeee" draw:textarea-horizontal-align="justify" draw:textarea-vertical-align="top" draw:auto-grow-height="false" fo:min-height="6.735cm" fo:min-width="16.01cm" draw:shadow="visible" draw:shadow-opacity="50%"/>
    </style:style>
    <style:style style:name="gr39" style:family="graphic" style:parent-style-name="standard">
      <style:graphic-properties draw:stroke="none" svg:stroke-color="#000000" draw:fill="none" draw:fill-color="#ffffff" fo:min-height="4.068cm"/>
    </style:style>
    <style:style style:name="gr40" style:family="graphic" style:parent-style-name="standard">
      <style:graphic-properties draw:stroke="none" svg:stroke-color="#000000" draw:fill="none" draw:fill-color="#ffffff" fo:min-height="0.766cm"/>
    </style:style>
    <style:style style:name="gr41" style:family="graphic" style:parent-style-name="standard">
      <style:graphic-properties draw:fill="solid" draw:fill-color="#eeeeee" draw:textarea-horizontal-align="justify" draw:textarea-vertical-align="top" draw:auto-grow-height="false" fo:min-height="5.857cm" fo:min-width="16.01cm" draw:shadow="visible" draw:shadow-opacity="50%"/>
    </style:style>
    <style:style style:name="gr42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43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8.517cm" draw:shadow="hidden" draw:shadow-opacity="50%"/>
    </style:style>
    <style:style style:name="gr44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45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2.421cm" draw:shadow="hidden" draw:shadow-opacity="50%"/>
    </style:style>
    <style:style style:name="gr46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4.453cm" draw:shadow="hidden" draw:shadow-opacity="50%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0.639cm" fo:min-width="3.33cm" draw:shadow="visible" draw:shadow-opacity="50%"/>
    </style:style>
    <style:style style:name="gr48" style:family="graphic" style:parent-style-name="standard">
      <style:graphic-properties draw:fill-color="#dddddd" draw:textarea-horizontal-align="justify" draw:textarea-vertical-align="middle" draw:auto-grow-height="false" fo:min-height="0.639cm" fo:min-width="3.331cm" draw:shadow="visible" draw:shadow-opacity="50%"/>
    </style:style>
    <style:style style:name="gr49" style:family="graphic" style:parent-style-name="standard">
      <style:graphic-properties draw:fill-color="#dddddd" draw:textarea-horizontal-align="justify" draw:textarea-vertical-align="top" draw:auto-grow-height="false" fo:min-height="4.195cm" fo:min-width="6.485cm" draw:shadow="visible" draw:shadow-opacity="50%"/>
    </style:style>
    <style:style style:name="gr50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2.421cm" draw:shadow="hidden" draw:shadow-opacity="50%"/>
    </style:style>
    <style:style style:name="gr51" style:family="graphic" style:parent-style-name="objectwithoutfill">
      <style:graphic-properties draw:fill="none" draw:fill-color="#729fcf" draw:textarea-vertical-align="middle"/>
    </style:style>
    <style:style style:name="gr52" style:family="graphic" style:parent-style-name="standard">
      <style:graphic-properties draw:fill-color="#dddddd" draw:textarea-horizontal-align="justify" draw:textarea-vertical-align="middle" draw:auto-grow-height="false" fo:min-height="0.639cm" fo:min-width="3.391cm" draw:shadow="visible" draw:shadow-opacity="50%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0.639cm" fo:min-width="3.39cm" draw:shadow="visible" draw:shadow-opacity="50%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0.639cm" fo:min-width="3.41cm" draw:shadow="visible" draw:shadow-opacity="50%"/>
    </style:style>
    <style:style style:name="gr55" style:family="graphic" style:parent-style-name="standard">
      <style:graphic-properties draw:fill-color="#dddddd" draw:textarea-horizontal-align="justify" draw:textarea-vertical-align="top" draw:auto-grow-height="false" fo:min-height="5.338cm" fo:min-width="2.421cm" draw:shadow="visible" draw:shadow-opacity="50%"/>
    </style:style>
    <style:style style:name="gr56" style:family="graphic" style:parent-style-name="Default_5f_2_5f_5">
      <style:graphic-properties draw:stroke="none" svg:stroke-color="#000000" draw:fill="none" draw:fill-color="#ffffff" draw:textarea-vertical-align="middle" fo:min-height="2.388cm"/>
    </style:style>
    <style:style style:name="gr57" style:family="graphic" style:parent-style-name="Default_5f_5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58" style:family="graphic" style:parent-style-name="Default_5f_5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59" style:family="graphic" style:parent-style-name="Default_5f_5">
      <style:graphic-properties draw:stroke="none" svg:stroke-color="#000000" draw:fill="none" draw:fill-color="#ffffff" fo:min-height="4.068cm"/>
    </style:style>
    <style:style style:name="gr60" style:family="graphic" style:parent-style-name="Default_5f_5">
      <style:graphic-properties draw:stroke="none" svg:stroke-color="#000000" draw:fill="none" draw:fill-color="#ffffff" fo:min-height="0.766cm"/>
    </style:style>
    <style:style style:name="gr61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62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63" style:family="graphic" style:parent-style-name="standard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64" style:family="graphic" style:parent-style-name="Default_5f_2_5f_5_5f_1">
      <style:graphic-properties draw:stroke="none" svg:stroke-color="#000000" draw:fill="none" draw:fill-color="#ffffff" draw:textarea-vertical-align="middle" fo:min-height="2.388cm"/>
    </style:style>
    <style:style style:name="gr65" style:family="graphic" style:parent-style-name="Default_5f_5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66" style:family="graphic" style:parent-style-name="Default_5f_5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67" style:family="graphic" style:parent-style-name="Default_5f_5_5f_1">
      <style:graphic-properties draw:stroke="none" svg:stroke-color="#000000" draw:fill="none" draw:fill-color="#ffffff" fo:min-height="4.068cm"/>
    </style:style>
    <style:style style:name="gr68" style:family="graphic" style:parent-style-name="Default_5f_5_5f_1">
      <style:graphic-properties draw:stroke="none" svg:stroke-color="#000000" draw:fill="none" draw:fill-color="#ffffff" fo:min-height="0.766cm"/>
    </style:style>
    <style:style style:name="gr69" style:family="graphic" style:parent-style-name="standard">
      <style:graphic-properties draw:fill-color="#dddddd" draw:textarea-horizontal-align="justify" draw:textarea-vertical-align="top" draw:auto-grow-height="false" fo:min-height="5.338cm" fo:min-width="6.993cm" draw:shadow="visible" draw:shadow-opacity="50%"/>
    </style:style>
    <style:style style:name="gr70" style:family="graphic" style:parent-style-name="standard">
      <style:graphic-properties draw:fill-color="#dddddd" draw:textarea-horizontal-align="justify" draw:textarea-vertical-align="middle" draw:auto-grow-height="false" fo:min-height="0.639cm" fo:min-width="2.702cm" draw:shadow="visible" draw:shadow-opacity="50%"/>
    </style:style>
    <style:style style:name="gr71" style:family="graphic" style:parent-style-name="Default_5f_2_5f_7">
      <style:graphic-properties draw:fill="none" draw:fill-color="#dddddd" draw:textarea-horizontal-align="justify" draw:textarea-vertical-align="top" draw:auto-grow-height="false" fo:min-height="5.338cm" fo:min-width="6.866cm" draw:shadow="hidden" draw:shadow-opacity="50%"/>
    </style:style>
    <style:style style:name="gr72" style:family="graphic" style:parent-style-name="Default_5f_2_5f_5_5f_1_5f_1">
      <style:graphic-properties draw:stroke="none" svg:stroke-color="#000000" draw:fill="none" draw:fill-color="#ffffff" draw:textarea-vertical-align="middle" fo:min-height="2.388cm"/>
    </style:style>
    <style:style style:name="gr73" style:family="graphic" style:parent-style-name="Default_5f_5_5f_1_5f_1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74" style:family="graphic" style:parent-style-name="Default_5f_5_5f_1_5f_1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75" style:family="graphic" style:parent-style-name="Default_5f_5_5f_1_5f_1">
      <style:graphic-properties draw:stroke="none" svg:stroke-color="#000000" draw:fill="none" draw:fill-color="#ffffff" fo:min-height="4.068cm"/>
    </style:style>
    <style:style style:name="gr76" style:family="graphic" style:parent-style-name="Default_5f_5_5f_1_5f_1">
      <style:graphic-properties draw:stroke="none" svg:stroke-color="#000000" draw:fill="none" draw:fill-color="#ffffff" fo:min-height="0.766cm"/>
    </style:style>
    <style:style style:name="gr77" style:family="graphic" style:parent-style-name="Default_5f_2_5f_7">
      <style:graphic-properties draw:fill="none" draw:fill-color="#dddddd" draw:textarea-horizontal-align="justify" draw:textarea-vertical-align="top" draw:auto-grow-height="false" fo:min-height="10.926cm" fo:min-width="2.489cm" draw:shadow="hidden" draw:shadow-opacity="50%"/>
    </style:style>
    <style:style style:name="gr78" style:family="graphic" style:parent-style-name="Default_5f_2_5f_7">
      <style:graphic-properties draw:fill="none" draw:fill-color="#dddddd" draw:textarea-horizontal-align="justify" draw:textarea-vertical-align="top" draw:auto-grow-height="false" fo:min-height="5.338cm" fo:min-width="11.819cm" draw:shadow="hidden" draw:shadow-opacity="50%"/>
    </style:style>
    <style:style style:name="gr79" style:family="graphic" style:parent-style-name="Default_5f_2_5f_7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80" style:family="graphic" style:parent-style-name="Default_5f_2_5f_7">
      <style:graphic-properties draw:fill-color="#dddddd" draw:textarea-horizontal-align="justify" draw:textarea-vertical-align="middle" draw:auto-grow-height="false" fo:min-height="0.639cm" fo:min-width="5.188cm" draw:shadow="visible" draw:shadow-opacity="50%"/>
    </style:style>
    <style:style style:name="gr81" style:family="graphic" style:parent-style-name="Default_5f_2_5f_5_5f_1_5f_1_5f_2">
      <style:graphic-properties draw:stroke="none" svg:stroke-color="#000000" draw:fill="none" draw:fill-color="#ffffff" draw:textarea-vertical-align="middle" fo:min-height="2.388cm"/>
    </style:style>
    <style:style style:name="gr82" style:family="graphic" style:parent-style-name="Default_5f_5_5f_1_5f_1_5f_2">
      <style:graphic-properties svg:stroke-color="#000000" draw:fill="solid" draw:fill-color="#729fcf" draw:textarea-horizontal-align="justify" draw:textarea-vertical-align="top" draw:auto-grow-height="false" fo:min-height="14.482cm" fo:min-width="16.964cm"/>
    </style:style>
    <style:style style:name="gr83" style:family="graphic" style:parent-style-name="Default_5f_5_5f_1_5f_1_5f_2">
      <style:graphic-properties draw:fill="solid" draw:fill-color="#eeeeee" draw:textarea-horizontal-align="justify" draw:textarea-vertical-align="top" draw:auto-grow-height="false" fo:min-height="12.831cm" fo:min-width="16.01cm"/>
    </style:style>
    <style:style style:name="gr84" style:family="graphic" style:parent-style-name="Default_5f_5_5f_1_5f_1_5f_2">
      <style:graphic-properties draw:stroke="none" svg:stroke-color="#000000" draw:fill="none" draw:fill-color="#ffffff" fo:min-height="4.068cm"/>
    </style:style>
    <style:style style:name="gr85" style:family="graphic" style:parent-style-name="Default_5f_5_5f_1_5f_1_5f_2">
      <style:graphic-properties draw:stroke="none" svg:stroke-color="#000000" draw:fill="none" draw:fill-color="#ffffff" fo:min-height="0.766cm"/>
    </style:style>
    <style:style style:name="gr86" style:family="graphic" style:parent-style-name="Default_5f_2_5f_7_5f_2">
      <style:graphic-properties draw:fill="none" draw:fill-color="#dddddd" draw:textarea-horizontal-align="justify" draw:textarea-vertical-align="top" draw:auto-grow-height="false" fo:min-height="5.338cm" fo:min-width="14.994cm" draw:shadow="hidden" draw:shadow-opacity="50%"/>
    </style:style>
    <style:style style:name="gr87" style:family="graphic" style:parent-style-name="Default_5f_2_5f_5_5f_1_5f_1_5f_1">
      <style:graphic-properties draw:stroke="none" svg:stroke-color="#000000" draw:fill="none" draw:fill-color="#ffffff" draw:textarea-vertical-align="middle" fo:min-height="2.388cm"/>
    </style:style>
    <style:style style:name="gr88" style:family="graphic" style:parent-style-name="Default_5f_5_5f_1_5f_1_5f_1">
      <style:graphic-properties svg:stroke-color="#000000" draw:fill="solid" draw:fill-color="#729fcf" draw:textarea-horizontal-align="justify" draw:textarea-vertical-align="top" draw:auto-grow-height="false" fo:min-height="15.498cm" fo:min-width="16.964cm"/>
    </style:style>
    <style:style style:name="gr89" style:family="graphic" style:parent-style-name="Default_5f_5_5f_1_5f_1_5f_1">
      <style:graphic-properties draw:fill="solid" draw:fill-color="#eeeeee" draw:textarea-horizontal-align="justify" draw:textarea-vertical-align="top" draw:auto-grow-height="false" fo:min-height="13.974cm" fo:min-width="16.01cm"/>
    </style:style>
    <style:style style:name="gr90" style:family="graphic" style:parent-style-name="Default_5f_5_5f_1_5f_1_5f_1">
      <style:graphic-properties draw:stroke="none" svg:stroke-color="#000000" draw:fill="none" draw:fill-color="#ffffff" fo:min-height="4.068cm"/>
    </style:style>
    <style:style style:name="gr91" style:family="graphic" style:parent-style-name="Default_5f_5_5f_1_5f_1_5f_1">
      <style:graphic-properties draw:stroke="none" svg:stroke-color="#000000" draw:fill="none" draw:fill-color="#ffffff" fo:min-height="0.766cm"/>
    </style:style>
    <style:style style:name="gr92" style:family="graphic" style:parent-style-name="Default_5f_2_5f_7_5f_1">
      <style:graphic-properties draw:fill="none" draw:fill-color="#dddddd" draw:textarea-horizontal-align="justify" draw:textarea-vertical-align="top" draw:auto-grow-height="false" fo:min-height="5.338cm" fo:min-width="2.489cm" draw:shadow="hidden" draw:shadow-opacity="50%"/>
    </style:style>
    <style:style style:name="gr93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94" style:family="graphic" style:parent-style-name="Default_5f_2_5f_7_5f_1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95" style:family="graphic" style:parent-style-name="standard">
      <style:graphic-properties draw:fill-color="#dddddd" draw:textarea-horizontal-align="justify" draw:textarea-vertical-align="top" draw:auto-grow-height="false" fo:min-height="2.925cm" fo:min-width="11.311cm" draw:shadow="visible" draw:shadow-opacity="50%"/>
    </style:style>
    <style:style style:name="gr96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2.421cm" draw:shadow="hidden" draw:shadow-opacity="50%"/>
    </style:style>
    <style:style style:name="gr97" style:family="graphic" style:parent-style-name="standard">
      <style:graphic-properties draw:fill="none" draw:fill-color="#dddddd" draw:textarea-horizontal-align="justify" draw:textarea-vertical-align="top" draw:auto-grow-height="false" fo:min-height="1.655cm" fo:min-width="5.342cm" draw:shadow="hidden" draw:shadow-opacity="50%"/>
    </style:style>
    <style:style style:name="gr98" style:family="graphic" style:parent-style-name="standard">
      <style:graphic-properties draw:fill-color="#dddddd" draw:textarea-horizontal-align="justify" draw:textarea-vertical-align="top" draw:auto-grow-height="false" fo:min-height="4.703cm" fo:min-width="11.311cm" draw:shadow="visible" draw:shadow-opacity="50%"/>
    </style:style>
    <style:style style:name="gr99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7.374cm" draw:shadow="hidden" draw:shadow-opacity="50%"/>
    </style:style>
    <style:style style:name="gr100" style:family="graphic" style:parent-style-name="standard">
      <style:graphic-properties draw:fill-color="#dddddd" draw:textarea-horizontal-align="justify" draw:textarea-vertical-align="top" draw:auto-grow-height="false" fo:min-height="3.837cm" fo:min-width="11.311cm" draw:shadow="visible" draw:shadow-opacity="50%"/>
    </style:style>
    <style:style style:name="gr101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2.421cm" draw:shadow="hidden" draw:shadow-opacity="50%"/>
    </style:style>
    <style:style style:name="gr102" style:family="graphic" style:parent-style-name="standard">
      <style:graphic-properties draw:fill="none" draw:fill-color="#dddddd" draw:textarea-horizontal-align="justify" draw:textarea-vertical-align="top" draw:auto-grow-height="false" fo:min-height="2.265cm" fo:min-width="7.374cm" draw:shadow="hidden" draw:shadow-opacity="50%"/>
    </style:style>
    <style:style style:name="gr103" style:family="graphic" style:parent-style-name="Default_5f_2_5f_5_5f_1_5f_1_5f_1_5f_1">
      <style:graphic-properties draw:stroke="none" svg:stroke-color="#000000" draw:fill="none" draw:fill-color="#ffffff" draw:textarea-vertical-align="middle" fo:min-height="2.388cm"/>
    </style:style>
    <style:style style:name="gr104" style:family="graphic" style:parent-style-name="Default_5f_5_5f_1_5f_1_5f_1_5f_1">
      <style:graphic-properties svg:stroke-color="#000000" draw:fill="solid" draw:fill-color="#729fcf" draw:textarea-horizontal-align="justify" draw:textarea-vertical-align="top" draw:auto-grow-height="false" fo:min-height="15.498cm" fo:min-width="16.964cm"/>
    </style:style>
    <style:style style:name="gr105" style:family="graphic" style:parent-style-name="Default_5f_5_5f_1_5f_1_5f_1_5f_1">
      <style:graphic-properties draw:fill="solid" draw:fill-color="#eeeeee" draw:textarea-horizontal-align="justify" draw:textarea-vertical-align="top" draw:auto-grow-height="false" fo:min-height="13.974cm" fo:min-width="16.01cm"/>
    </style:style>
    <style:style style:name="gr106" style:family="graphic" style:parent-style-name="Default_5f_5_5f_1_5f_1_5f_1_5f_1">
      <style:graphic-properties draw:stroke="none" svg:stroke-color="#000000" draw:fill="none" draw:fill-color="#ffffff" fo:min-height="4.068cm"/>
    </style:style>
    <style:style style:name="gr107" style:family="graphic" style:parent-style-name="Default_5f_5_5f_1_5f_1_5f_1_5f_1">
      <style:graphic-properties draw:stroke="none" svg:stroke-color="#000000" draw:fill="none" draw:fill-color="#ffffff" fo:min-height="0.766cm"/>
    </style:style>
    <style:style style:name="gr108" style:family="graphic" style:parent-style-name="Default_5f_1">
      <style:graphic-properties draw:fill-color="#dddddd" draw:textarea-horizontal-align="justify" draw:textarea-vertical-align="top" draw:auto-grow-height="false" fo:min-height="2.925cm" fo:min-width="13.978cm" draw:shadow="visible" draw:shadow-opacity="50%"/>
    </style:style>
    <style:style style:name="gr109" style:family="graphic" style:parent-style-name="Default_5f_1">
      <style:graphic-properties draw:fill="none" draw:fill-color="#dddddd" draw:textarea-horizontal-align="justify" draw:textarea-vertical-align="top" draw:auto-grow-height="false" fo:min-height="1.655cm" fo:min-width="3.081cm" draw:shadow="hidden" draw:shadow-opacity="50%"/>
    </style:style>
    <style:style style:name="gr110" style:family="graphic" style:parent-style-name="Default_5f_1">
      <style:graphic-properties draw:fill="none" draw:fill-color="#dddddd" draw:textarea-horizontal-align="justify" draw:textarea-vertical-align="top" draw:auto-grow-height="false" fo:min-height="1.655cm" fo:min-width="6.661cm" draw:shadow="hidden" draw:shadow-opacity="50%"/>
    </style:style>
    <style:style style:name="gr111" style:family="graphic" style:parent-style-name="Default_5f_1">
      <style:graphic-properties draw:fill-color="#dddddd" draw:textarea-horizontal-align="justify" draw:textarea-vertical-align="top" draw:auto-grow-height="false" fo:min-height="4.703cm" fo:min-width="13.978cm" draw:shadow="visible" draw:shadow-opacity="50%"/>
    </style:style>
    <style:style style:name="gr112" style:family="graphic" style:parent-style-name="Default_5f_1">
      <style:graphic-properties draw:fill="none" draw:fill-color="#dddddd" draw:textarea-horizontal-align="justify" draw:textarea-vertical-align="top" draw:auto-grow-height="false" fo:min-height="2.798cm" fo:min-width="3.081cm" draw:shadow="hidden" draw:shadow-opacity="50%"/>
    </style:style>
    <style:style style:name="gr113" style:family="graphic" style:parent-style-name="Default_5f_1">
      <style:graphic-properties draw:fill="none" draw:fill-color="#dddddd" draw:textarea-horizontal-align="justify" draw:textarea-vertical-align="top" draw:auto-grow-height="false" fo:min-height="2.798cm" fo:min-width="9.151cm" draw:shadow="hidden" draw:shadow-opacity="50%"/>
    </style:style>
    <style:style style:name="gr114" style:family="graphic" style:parent-style-name="Default_5f_1">
      <style:graphic-properties draw:fill-color="#dddddd" draw:textarea-horizontal-align="justify" draw:textarea-vertical-align="top" draw:auto-grow-height="false" fo:min-height="3.837cm" fo:min-width="13.978cm" draw:shadow="visible" draw:shadow-opacity="50%"/>
    </style:style>
    <style:style style:name="gr115" style:family="graphic" style:parent-style-name="Default_5f_1">
      <style:graphic-properties draw:fill="none" draw:fill-color="#dddddd" draw:textarea-horizontal-align="justify" draw:textarea-vertical-align="top" draw:auto-grow-height="false" fo:min-height="2.265cm" fo:min-width="3.081cm" draw:shadow="hidden" draw:shadow-opacity="50%"/>
    </style:style>
    <style:style style:name="gr116" style:family="graphic" style:parent-style-name="Default_5f_1">
      <style:graphic-properties draw:fill="none" draw:fill-color="#dddddd" draw:textarea-horizontal-align="justify" draw:textarea-vertical-align="top" draw:auto-grow-height="false" fo:min-height="2.265cm" fo:min-width="9.152cm" draw:shadow="hidden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eeeeee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dddddd"/>
      <style:paragraph-properties fo:text-align="start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9" style:family="paragraph">
      <loext:graphic-properties draw:fill-color="#dddddd"/>
      <style:paragraph-properties fo:text-align="start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dddddd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dddddd"/>
      <style:paragraph-properties fo:text-align="start"/>
      <style:text-properties fo:font-size="8pt" style:font-size-asian="8pt" style:font-size-complex="8pt"/>
    </style:style>
    <style:style style:name="P23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Source Han Sans Regular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Source Han Sans Regular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Regular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" draw:text-style-name="P3" draw:layer="layout" svg:width="19.59cm" svg:height="3.556cm" svg:x="1cm" svg:y="12.684cm">
          <draw:text-box>
            <text:p text:style-name="P2"><text:span text:style-name="T1">NOOXY Service Framework</text:span></text:p>
            <text:p text:style-name="P2">By Yves Chen, 10, Mar, 2018</text:p>
          </draw:text-box>
        </draw:frame>
      </draw:page>
      <draw:page draw:name="page2" draw:style-name="dp1" draw:master-page-name="Default">
        <draw:frame draw:style-name="gr3" draw:text-style-name="P4" draw:layer="layout" svg:width="19.59cm" svg:height="2.638cm" svg:x="1cm" svg:y="1.029cm">
          <draw:text-box>
            <text:p text:style-name="P2"><text:span text:style-name="T1">NOOXY Service Framework Orientation</text:span></text:p>
          </draw:text-box>
        </draw:frame>
        <draw:frame draw:style-name="gr4" draw:text-style-name="P5" draw:layer="layout" svg:width="19.59cm" svg:height="23.146cm" svg:x="1cm" svg:y="3.794cm">
          <draw:text-box>
            <text:p>1. User Orientation</text:p>
            <text:p>2. Server client structure</text:p>
            <text:p>3. Authoriation system</text:p>
            <text:p>4. Module system </text:p>
            <text:p>5. lightweight</text:p>
          </draw:text-box>
        </draw:frame>
      </draw:page>
      <draw:page draw:name="page3" draw:style-name="dp1" draw:master-page-name="Default">
        <draw:frame draw:style-name="gr5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6" draw:text-style-name="P7" draw:layer="layout" svg:width="19.59cm" svg:height="3.556cm" svg:x="1cm" svg:y="12.684cm">
          <draw:text-box>
            <text:p text:style-name="P6"><text:span text:style-name="T1">Architecture Overview</text:span></text:p>
          </draw:text-box>
        </draw:frame>
      </draw:page>
      <draw:page draw:name="page4" draw:style-name="dp1" draw:master-page-name="Default">
        <draw:custom-shape draw:style-name="gr7" draw:text-style-name="P8" draw:layer="layout" svg:width="17.464cm" svg:height="9.906cm" svg:x="2.016cm" svg:y="4.175cm">
          <text:p text:style-name="P2"><text:span text:style-name="T2">NOOXY Service Deamon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9.59cm" svg:height="2.638cm" svg:x="1cm" svg:y="1.029cm">
          <draw:text-box>
            <text:p text:style-name="P2"><text:span text:style-name="T1">NOOXY Service Framework Architecture</text:span></text:p>
          </draw:text-box>
        </draw:frame>
        <draw:custom-shape draw:style-name="gr7" draw:text-style-name="P8" draw:layer="layout" svg:width="17.464cm" svg:height="9.906cm" svg:x="2.016cm" svg:y="15.605cm">
          <text:p text:style-name="P2"><text:span text:style-name="T2">NOOXY Service Clien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6.51cm" svg:height="6.985cm" svg:x="2.524cm" svg:y="6.715cm">
          <text:p text:style-name="P9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6.51cm" svg:height="4.953cm" svg:x="2.462cm" svg:y="20.177cm">
          <text:p text:style-name="P9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858cm" svg:height="3.175cm" svg:x="3.667cm" svg:y="9.79cm">
          <text:p text:style-name="P9"><text:span text:style-name="T2">service 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0.889cm" svg:x="11.033cm" svg:y="9.79cm">
          <text:p text:style-name="P2"><text:span text:style-name="T2">Author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0.889cm" svg:x="11.033cm" svg:y="10.933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3.175cm" svg:height="0.889cm" svg:x="14.716cm" svg:y="10.93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0.889cm" svg:x="14.716cm" svg:y="9.79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" draw:id="id1" draw:layer="layout" svg:width="14.224cm" svg:height="0.889cm" svg:x="3.667cm" svg:y="7.477cm">
          <text:p text:style-name="P2"><text:span text:style-name="T2">Service api, Service Socke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" draw:id="id2" draw:layer="layout" svg:width="3.175cm" svg:height="0.889cm" svg:x="3.667cm" svg:y="5.31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3" draw:id="id3" draw:layer="layout" svg:width="3.175cm" svg:height="0.889cm" svg:x="7.35cm" svg:y="5.318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3.175cm" svg:height="0.889cm" svg:x="11.033cm" svg:y="5.318cm">
          <text:p text:style-name="P2"><text:span text:style-name="T2">Profile Ser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5" draw:id="id5" draw:layer="layout" svg:width="3.175cm" svg:height="0.889cm" svg:x="14.716cm" svg:y="5.318cm">
          <text:p text:style-name="P2"><text:span text:style-name="T2">Shell Servi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12" draw:id="id12" draw:layer="layout" svg:width="10.595cm" svg:height="0.889cm" svg:x="3.105cm" svg:y="21.023cm">
          <text:p text:style-name="P2"><text:span text:style-name="T2">Service Socke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7" draw:id="id7" draw:layer="layout" svg:width="14.224cm" svg:height="0.889cm" svg:x="3.732cm" svg:y="16.367cm">
          <text:p text:style-name="P2"><text:span text:style-name="T2">Target interfac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10" draw:id="id10" draw:layer="layout" svg:width="2.31cm" svg:height="0.889cm" svg:x="3.132cm" svg:y="18.664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11" draw:id="id11" draw:layer="layout" svg:width="4.064cm" svg:height="0.889cm" svg:x="14.208cm" svg:y="21.023cm">
          <text:p text:style-name="P2"><text:span text:style-name="T2">implement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259cm" svg:height="0.889cm" svg:x="3.948cm" svg:y="10.552cm">
          <text:p text:style-name="P2"><text:span text:style-name="T3">Cross service </text:span></text:p>
          <text:p text:style-name="P2"><text:span text:style-name="T3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0.889cm" svg:x="3.921cm" svg:y="11.769cm">
          <text:p text:style-name="P2"><text:span text:style-name="T3">Servic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9" draw:id="id9" draw:layer="layout" svg:width="2.31cm" svg:height="0.889cm" svg:x="5.812cm" svg:y="18.664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8" draw:id="id8" draw:layer="layout" svg:width="2.31cm" svg:height="0.889cm" svg:x="8.491cm" svg:y="18.664cm">
          <text:p text:style-name="P2"><text:span text:style-name="T2">Profil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0.889cm" svg:x="3.105cm" svg:y="22.29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0.889cm" svg:x="10.571cm" svg:y="22.293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0.889cm" svg:x="14.254cm" svg:y="22.293cm">
          <text:p text:style-name="P2"><text:span text:style-name="T2">Authoration</text:span></text:p>
          <text:p text:style-name="P2"><text:span text:style-name="T3">(Client identification)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0.889cm" svg:x="11.033cm" svg:y="12.076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3.175cm" svg:height="0.889cm" svg:x="14.716cm" svg:y="12.076cm">
          <text:p text:style-name="P2"><text:span text:style-name="T2">-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0.889cm" svg:x="6.788cm" svg:y="22.29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2.259cm" svg:height="0.889cm" svg:x="6.488cm" svg:y="10.552cm">
          <text:p text:style-name="P2"><text:span text:style-name="T3">Cross service</text:span></text:p>
          <text:p text:style-name="P2"><text:span text:style-name="T3">networ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0.889cm" svg:x="6.461cm" svg:y="11.769cm">
          <text:p text:style-name="P2"><text:span text:style-name="T3">Service previlege</text:span></text:p>
          <text:p text:style-name="P2"><text:span text:style-name="T3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4.732cm" svg:height="4.318cm" svg:x="3.413cm" svg:y="9.001cm">
          <text:p text:style-name="P9"><text:span text:style-name="T2">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type="curve" svg:x1="10.779cm" svg:y1="7.477cm" svg:x2="5.254cm" svg:y2="6.207cm" draw:start-shape="id1" draw:start-glue-point="0" draw:end-shape="id2" svg:d="M10779 7477c0-801-5525-166-5525-1270" svg:viewBox="0 0 5526 1271">
          <text:p/>
        </draw:connector>
        <draw:connector draw:style-name="gr20" draw:text-style-name="P1" draw:layer="layout" draw:type="curve" svg:x1="10.779cm" svg:y1="7.477cm" svg:x2="8.937cm" svg:y2="6.207cm" draw:start-shape="id1" draw:start-glue-point="0" draw:end-shape="id3" draw:end-glue-point="2" svg:d="M10779 7477c0-801-1842-166-1842-1270" svg:viewBox="0 0 1843 1271">
          <text:p/>
        </draw:connector>
        <draw:connector draw:style-name="gr20" draw:text-style-name="P1" draw:layer="layout" draw:type="curve" svg:x1="10.779cm" svg:y1="7.477cm" svg:x2="12.62cm" svg:y2="6.207cm" draw:start-shape="id1" draw:start-glue-point="0" draw:end-shape="id4" draw:end-glue-point="2" svg:d="M10779 7477c0-801 1841-166 1841-1270" svg:viewBox="0 0 1842 1271">
          <text:p/>
        </draw:connector>
        <draw:connector draw:style-name="gr20" draw:text-style-name="P1" draw:layer="layout" draw:type="curve" svg:x1="10.779cm" svg:y1="7.477cm" svg:x2="16.303cm" svg:y2="6.207cm" draw:start-shape="id1" draw:start-glue-point="0" draw:end-shape="id5" draw:end-glue-point="2" svg:d="M10779 7477c0-801 5524-166 5524-1270" svg:viewBox="0 0 5525 1271">
          <text:p/>
        </draw:connector>
        <draw:custom-shape draw:style-name="gr15" draw:text-style-name="P12" xml:id="id6" draw:id="id6" draw:layer="layout" svg:width="2.31cm" svg:height="0.889cm" svg:x="11.298cm" svg:y="18.664cm">
          <text:p text:style-name="P2"><text:span text:style-name="T2">Shell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curve" svg:x1="12.453cm" svg:y1="18.664cm" svg:x2="10.844cm" svg:y2="17.256cm" draw:start-shape="id6" draw:start-glue-point="0" draw:end-shape="id7" draw:end-glue-point="2" svg:d="M12453 18664c0-904-1609-201-1609-1408" svg:viewBox="0 0 1610 1409">
          <text:p/>
        </draw:connector>
        <draw:connector draw:style-name="gr20" draw:text-style-name="P1" draw:layer="layout" draw:type="curve" svg:x1="9.646cm" svg:y1="18.664cm" svg:x2="10.844cm" svg:y2="17.256cm" draw:start-shape="id8" draw:start-glue-point="0" draw:end-shape="id7" draw:end-glue-point="2" svg:d="M9646 18664c0-904 1198-201 1198-1408" svg:viewBox="0 0 1199 1409">
          <text:p/>
        </draw:connector>
        <draw:connector draw:style-name="gr20" draw:text-style-name="P1" draw:layer="layout" draw:type="curve" svg:x1="6.967cm" svg:y1="18.664cm" svg:x2="10.844cm" svg:y2="17.256cm" draw:start-shape="id9" draw:start-glue-point="0" draw:end-shape="id7" draw:end-glue-point="2" svg:d="M6967 18664c0-904 3877-201 3877-1408" svg:viewBox="0 0 3878 1409">
          <text:p/>
        </draw:connector>
        <draw:connector draw:style-name="gr20" draw:text-style-name="P1" draw:layer="layout" draw:type="curve" svg:x1="4.287cm" svg:y1="18.664cm" svg:x2="10.844cm" svg:y2="17.256cm" draw:start-shape="id10" draw:start-glue-point="0" draw:end-shape="id7" draw:end-glue-point="2" svg:d="M4287 18664c0-904 6557-201 6557-1408" svg:viewBox="0 0 6558 1409">
          <text:p/>
        </draw:connector>
        <draw:connector draw:style-name="gr20" draw:text-style-name="P1" draw:layer="layout" draw:type="curve" draw:line-skew="-1.103cm" svg:x1="16.24cm" svg:y1="21.023cm" svg:x2="10.844cm" svg:y2="17.256cm" draw:start-shape="id11" draw:start-glue-point="0" draw:end-shape="id7" draw:end-glue-point="2" svg:d="M16240 21023c0-4329-5396-2446-5396-3767" svg:viewBox="0 0 5397 3768">
          <text:p/>
        </draw:connector>
        <draw:frame draw:style-name="gr21" draw:text-style-name="P15" draw:layer="layout" svg:width="3.048cm" svg:height="0.887cm" svg:x="14.716cm" svg:y="17.83cm">
          <draw:text-box>
            <text:p><text:span text:style-name="T3">Login, auth action</text:span></text:p>
          </draw:text-box>
        </draw:frame>
        <draw:connector draw:style-name="gr20" draw:text-style-name="P1" draw:layer="layout" draw:type="curve" svg:x1="8.402cm" svg:y1="21.023cm" svg:x2="4.287cm" svg:y2="19.553cm" draw:start-shape="id12" draw:start-glue-point="0" draw:end-shape="id10" draw:end-glue-point="2" svg:d="M8402 21023c0-951-4115-216-4115-1470" svg:viewBox="0 0 4116 1471">
          <text:p/>
        </draw:connector>
        <draw:connector draw:style-name="gr20" draw:text-style-name="P1" draw:layer="layout" draw:type="curve" svg:x1="8.402cm" svg:y1="21.023cm" svg:x2="6.967cm" svg:y2="19.553cm" draw:start-shape="id12" draw:start-glue-point="0" draw:end-shape="id9" draw:end-glue-point="2" svg:d="M8402 21023c0-951-1435-216-1435-1470" svg:viewBox="0 0 1436 1471">
          <text:p/>
        </draw:connector>
        <draw:connector draw:style-name="gr20" draw:text-style-name="P1" draw:layer="layout" draw:type="curve" svg:x1="8.402cm" svg:y1="21.023cm" svg:x2="9.646cm" svg:y2="19.553cm" draw:start-shape="id12" draw:start-glue-point="0" draw:end-shape="id8" draw:end-glue-point="2" svg:d="M8402 21023c0-951 1244-216 1244-1470" svg:viewBox="0 0 1245 1471">
          <text:p/>
        </draw:connector>
        <draw:connector draw:style-name="gr20" draw:text-style-name="P1" draw:layer="layout" draw:type="curve" svg:x1="8.402cm" svg:y1="21.023cm" svg:x2="12.453cm" svg:y2="19.553cm" draw:start-shape="id12" draw:start-glue-point="0" draw:end-shape="id6" svg:d="M8402 21023c0-951 4051-216 4051-1470" svg:viewBox="0 0 4052 1471">
          <text:p/>
        </draw:connector>
        <draw:custom-shape draw:style-name="gr16" draw:text-style-name="P12" draw:layer="layout" svg:width="4.064cm" svg:height="0.889cm" svg:x="14.081cm" svg:y="18.653cm">
          <text:p text:style-name="P2"><text:span text:style-name="T2">implement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175cm" svg:height="0.889cm" svg:x="3.159cm" svg:y="23.606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3.175cm" svg:height="0.889cm" svg:x="6.842cm" svg:y="23.606cm">
          <text:p text:style-name="P2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22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3" draw:text-style-name="P7" draw:layer="layout" svg:width="19.59cm" svg:height="3.556cm" svg:x="1cm" svg:y="12.684cm">
          <draw:text-box>
            <text:p text:style-name="P6"><text:span text:style-name="T1">Server side module</text:span></text:p>
          </draw:text-box>
        </draw:frame>
      </draw:page>
      <draw:page draw:name="page6" draw:style-name="dp1" draw:master-page-name="Default">
        <draw:frame draw:style-name="gr24" draw:text-style-name="P4" draw:layer="layout" svg:width="19.59cm" svg:height="2.638cm" svg:x="1cm" svg:y="1.029cm">
          <draw:text-box>
            <text:p text:style-name="P2"><text:span text:style-name="T1">Method Modure</text:span></text:p>
          </draw:text-box>
        </draw:frame>
        <draw:custom-shape draw:style-name="gr25" draw:text-style-name="P8" draw:layer="layout" svg:width="17.464cm" svg:height="17.318cm" svg:x="2.078cm" svg:y="9.463cm">
          <text:p text:style-name="P2"><text:span text:style-name="T2">Method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6" draw:layer="layout" svg:width="16.575cm" svg:height="15.921cm" svg:x="2.586cm" svg:y="10.352cm">
          <text:p text:style-name="P2"><text:span text:style-name="T2">Method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7" draw:layer="layout" svg:width="19.59cm" svg:height="4.318cm" svg:x="1cm" svg:y="3.794cm">
          <draw:text-box>
            <text:p><text:span text:style-name="T4">Objective:</text:span><text:span text:style-name="T5"> A pharser or a router. T</text:span><text:span text:style-name="T6">o pharse json between connetion. And switch</text:span><text:span text:style-name="T7">, and trigger between different operations.</text:span></text:p>
          </draw:text-box>
        </draw:frame>
        <draw:frame draw:style-name="gr28" draw:text-style-name="P18" draw:layer="layout" svg:width="19.59cm" svg:height="1.016cm" svg:x="1cm" svg:y="8.239cm">
          <draw:text-box>
            <text:p><text:span text:style-name="T8">Figure:</text:span></text:p>
          </draw:text-box>
        </draw:frame>
        <draw:custom-shape draw:style-name="gr29" draw:text-style-name="P14" draw:layer="layout" svg:width="2.862cm" svg:height="2.159cm" svg:x="2.899cm" svg:y="11.241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4" draw:layer="layout" svg:width="12.384cm" svg:height="14.605cm" svg:x="6.142cm" svg:y="11.241cm">
          <text:p text:style-name="P9"><text:span text:style-name="T2">Methods (li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draw:layer="layout" svg:width="2.259cm" svg:height="0.889cm" svg:x="3.121cm" svg:y="12.003cm">
          <text:p text:style-name="P2"><text:span text:style-name="T3">_coreget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5.842cm" svg:height="3.175cm" svg:x="6.396cm" svg:y="12.003cm">
          <text:p text:style-name="P9"><text:span text:style-name="T3">sign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4" draw:layer="layout" svg:width="2.862cm" svg:height="9.906cm" svg:x="2.899cm" svg:y="13.781cm">
          <text:p text:style-name="P9"><text:span text:style-name="T2">Metho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draw:layer="layout" svg:width="2.259cm" svg:height="0.889cm" svg:x="3.094cm" svg:y="18.734cm">
          <text:p text:style-name="P2"><text:span text:style-name="T3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draw:layer="layout" svg:width="2.259cm" svg:height="0.889cm" svg:x="3.121cm" svg:y="19.857cm">
          <text:p text:style-name="P2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3" draw:layer="layout" svg:width="2.259cm" svg:height="0.889cm" svg:x="3.121cm" svg:y="21.02cm">
          <text:p text:style-name="P2"><text:span text:style-name="T3">_send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5.842cm" svg:height="3.175cm" svg:x="12.492cm" svg:y="12.003cm">
          <text:p text:style-name="P9"><text:span text:style-name="T3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6.523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5.461cm" svg:height="0.935cm" svg:x="6.561cm" svg:y="13.854cm">
          <text:p text:style-name="P2"><text:span text:style-name="T3">emitter(Client)</text:span></text:p>
          <text:p text:style-name="P2"><text:span text:style-name="T3">(connprofile, username, password, detai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12.619cm" svg:y="12.638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12.646cm" svg:y="13.908cm">
          <text:p text:style-name="P2"><text:span text:style-name="T3">emitter(Client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5.842cm" svg:height="3.175cm" svg:x="6.396cm" svg:y="15.459cm">
          <text:p text:style-name="P9"><text:span text:style-name="T3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5.842cm" svg:height="3.175cm" svg:x="12.492cm" svg:y="15.459cm">
          <text:p text:style-name="P9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6.523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6.55cm" svg:y="17.364cm">
          <text:p text:style-name="P2"><text:span text:style-name="T3">emitter(Server)</text:span></text:p>
          <text:p text:style-name="P2"><text:span text:style-name="T3">(connprofile, authtyp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12.619cm" svg:y="16.094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12.646cm" svg:y="17.364cm">
          <text:p text:style-name="P2"><text:span text:style-name="T3">emitt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5.842cm" svg:height="3.175cm" svg:x="6.396cm" svg:y="18.888cm">
          <text:p text:style-name="P9"><text:span text:style-name="T3">renew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5.842cm" svg:height="3.175cm" svg:x="12.492cm" svg:y="18.888cm">
          <text:p text:style-name="P9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6.523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6.55cm" svg:y="20.793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12.619cm" svg:y="19.523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12.646cm" svg:y="20.793cm">
          <text:p text:style-name="P2"><text:span text:style-name="T3">emitter(Server)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5.842cm" svg:height="3.175cm" svg:x="6.396cm" svg:y="22.417cm">
          <text:p text:style-name="P9"><text:span text:style-name="T3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5.842cm" svg:height="3.175cm" svg:x="12.492cm" svg:y="22.417cm">
          <text:p text:style-name="P9"><text:span text:style-name="T3">not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6.523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6.55cm" svg:y="24.322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12.619cm" svg:y="23.052cm">
          <text:p text:style-name="P2"><text:span text:style-name="T3">handler</text:span></text:p>
          <text:p text:style-name="P2"><text:span text:style-name="T3">(connprofile, session, data, coregatewa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5.461cm" svg:height="0.889cm" svg:x="12.646cm" svg:y="24.322cm">
          <text:p text:style-name="P2"><text:span text:style-name="T3">emitter</text:span></text:p>
          <text:p text:style-name="P2"><text:span text:style-name="T3">(connprofile, username, password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36" draw:text-style-name="P4" draw:layer="layout" svg:width="19.59cm" svg:height="2.638cm" svg:x="1cm" svg:y="1.029cm">
          <draw:text-box>
            <text:p text:style-name="P2"><text:span text:style-name="T1">Authenticity Modure</text:span></text:p>
          </draw:text-box>
        </draw:frame>
        <draw:custom-shape draw:style-name="gr37" draw:text-style-name="P8" draw:layer="layout" svg:width="17.464cm" svg:height="15.367cm" svg:x="2.016cm" svg:y="10.525cm">
          <text:p text:style-name="P2"><text:span text:style-name="T2">Authenticity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16.51cm" svg:height="6.985cm" svg:x="2.524cm" svg:y="11.514cm">
          <text:p text:style-name="P2"><text:span text:style-name="T2">Authenticity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5" draw:layer="layout" svg:width="19.59cm" svg:height="4.318cm" svg:x="1cm" svg:y="3.794cm">
          <draw:text-box>
            <text:p><text:span text:style-name="T9">Objective:</text:span> T<text:span text:style-name="T10">o interact with database, Providing Users Obj cahcing, Creating User Obj, User identification. </text:span></text:p>
          </draw:text-box>
        </draw:frame>
        <draw:frame draw:style-name="gr40" draw:text-style-name="P20" draw:layer="layout" svg:width="19.59cm" svg:height="1.016cm" svg:x="1cm" svg:y="8.239cm">
          <draw:text-box>
            <text:p><text:span text:style-name="T9">Figure:</text:span></text:p>
          </draw:text-box>
        </draw:frame>
        <draw:custom-shape draw:style-name="gr41" draw:text-style-name="P16" xml:id="id14" draw:id="id14" draw:layer="layout" svg:width="16.51cm" svg:height="6.107cm" svg:x="2.524cm" svg:y="18.997cm">
          <text:p text:style-name="P2"><text:span text:style-name="T2">Authenticity Database Obj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.989cm" svg:height="5.588cm" svg:x="2.837cm" svg:y="12.4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4" draw:layer="layout" svg:width="9.017cm" svg:height="5.588cm" svg:x="6.207cm" svg:y="12.4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3.032cm" svg:y="13.927cm">
          <text:p text:style-name="P2"><text:span text:style-name="T3">SHA256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4" draw:layer="layout" svg:width="2.921cm" svg:height="4.445cm" svg:x="2.905cm" svg:y="20.05cm">
          <text:p text:style-name="P9"><text:span text:style-name="T2">Variables 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4.953cm" svg:height="4.445cm" svg:x="6.207cm" svg:y="20.05cm">
          <text:p text:style-name="P9"><text:span text:style-name="T2">Methods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.259cm" svg:height="0.889cm" svg:x="3.112cm" svg:y="20.812cm">
          <text:p text:style-name="P2"><text:span text:style-name="T3">_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3.159cm" svg:y="21.955cm">
          <text:p text:style-name="P2"><text:span text:style-name="T3">_cached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3.159cm" svg:y="23.098cm">
          <text:p text:style-name="P2"><text:span text:style-name="T3">MaxCache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3" draw:layer="layout" svg:width="3.83cm" svg:height="0.889cm" svg:x="6.604cm" svg:y="20.812cm">
          <text:p text:style-name="P2"><text:span text:style-name="T3">Import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3" draw:layer="layout" svg:width="3.831cm" svg:height="0.889cm" svg:x="6.683cm" svg:y="21.955cm">
          <text:p text:style-name="P2"><text:span text:style-name="T3">create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3" draw:layer="layout" svg:width="3.831cm" svg:height="0.889cm" svg:x="6.683cm" svg:y="23.098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1" draw:layer="layout" svg:width="6.985cm" svg:height="4.445cm" svg:x="11.541cm" svg:y="20.05cm">
          <text:p text:style-name="P9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draw:layer="layout" svg:width="2.921cm" svg:height="3.048cm" svg:x="11.922cm" svg:y="21.066cm">
          <text:p text:style-name="P9"><text:span text:style-name="T11">Variables </text:span></text:p>
          <text:p text:style-name="P9"><text:span text:style-name="T12">exisitence</text:span></text:p>
          <text:p text:style-name="P9"><text:span text:style-name="T12">username</text:span></text:p>
          <text:p text:style-name="P9"><text:span text:style-name="T12">displayname</text:span></text:p>
          <text:p text:style-name="P9"><text:span text:style-name="T12">pwdhash</text:span></text:p>
          <text:p text:style-name="P9"><text:span text:style-name="T12">token</text:span></text:p>
          <text:p text:style-name="P9"><text:span text:style-name="T12">tokenexpire</text:span></text:p>
          <text:p text:style-name="P9"><text:span text:style-name="T12">privilege</text:span></text:p>
          <text:p text:style-name="P9"><text:span text:style-name="T12">detail</text:span></text:p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2.921cm" svg:height="3.048cm" svg:x="15.224cm" svg:y="21.066cm">
          <text:p text:style-name="P9"><text:span text:style-name="T11">Methods</text:span></text:p>
          <text:p text:style-name="P9"><text:span text:style-name="T3">Updatesql(handler)</text:span></text:p>
          <text:p text:style-name="P9"><text:span text:style-name="T3">delete(handler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.259cm" svg:height="0.889cm" svg:x="3.059cm" svg:y="15.05cm">
          <text:p text:style-name="P2"><text:span text:style-name="T3">Token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3" draw:id="id13" draw:layer="layout" svg:width="2.259cm" svg:height="0.889cm" svg:x="3.059cm" svg:y="16.213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23" draw:layer="layout" draw:type="curve" svg:x1="4.188cm" svg:y1="17.102cm" svg:x2="10.779cm" svg:y2="18.997cm" draw:start-shape="id13" draw:start-glue-point="2" draw:end-shape="id14" svg:d="M4188 17102c0 1572 6591 625 6591 1895" svg:viewBox="0 0 6592 1896">
          <text:p/>
        </draw:connector>
        <draw:custom-shape draw:style-name="gr52" draw:text-style-name="P13" draw:layer="layout" svg:width="3.891cm" svg:height="0.889cm" svg:x="6.634cm" svg:y="13.265cm">
          <text:p text:style-name="P2"><text:span text:style-name="T3">Import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3" draw:layer="layout" svg:width="3.89cm" svg:height="0.889cm" svg:x="6.681cm" svg:y="14.388cm">
          <text:p text:style-name="P2"><text:span text:style-name="T3">Create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3" draw:layer="layout" svg:width="3.89cm" svg:height="0.889cm" svg:x="6.681cm" svg:y="15.551cm">
          <text:p text:style-name="P2"><text:span text:style-name="T3">GetGuest</text:span></text:p>
          <text:p text:style-name="P2"><text:span text:style-name="T3">(guest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3" draw:layer="layout" svg:width="3.91cm" svg:height="0.889cm" svg:x="10.852cm" svg:y="13.292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3" draw:layer="layout" svg:width="3.89cm" svg:height="0.889cm" svg:x="6.681cm" svg:y="16.721cm">
          <text:p text:style-name="P2"><text:span text:style-name="T3">updatePassword</text:span></text:p>
          <text:p text:style-name="P2"><text:span text:style-name="T3">(user, newpassword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1" draw:layer="layout" svg:width="2.921cm" svg:height="5.588cm" svg:x="15.605cm" svg:y="12.403cm">
          <text:p text:style-name="P9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15.886cm" svg:y="13.165cm">
          <text:p text:style-name="P2"><text:span text:style-name="T3">getUsernam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15.859cm" svg:y="14.308cm">
          <text:p text:style-name="P2"><text:span text:style-name="T3">isGue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3" draw:layer="layout" svg:width="3.89cm" svg:height="0.889cm" svg:x="10.826cm" svg:y="14.462cm">
          <text:p text:style-name="P2"><text:span text:style-name="T3">updateDetail</text:span></text:p>
          <text:p text:style-name="P2"><text:span text:style-name="T3">(user, path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56" draw:text-style-name="P4" draw:layer="layout" svg:width="19.59cm" svg:height="2.638cm" svg:x="1cm" svg:y="1.029cm">
          <draw:text-box>
            <text:p text:style-name="P2"><text:span text:style-name="T1">Authoration Modure</text:span></text:p>
          </draw:text-box>
        </draw:frame>
        <draw:custom-shape draw:style-name="gr57" draw:text-style-name="P8" draw:layer="layout" svg:width="17.464cm" svg:height="14.732cm" svg:x="2.016cm" svg:y="10.525cm">
          <text:p text:style-name="P2"><text:span text:style-name="T2">Authoration Modure</text:span></text:p>
          <draw:enhanced-geometry svg:viewBox="0 0 21600 21600" draw:type="rectangle" draw:enhanced-path="M 0 0 L 21600 0 21600 21600 0 21600 0 0 Z N"/>
        </draw:custom-shape>
        <draw:custom-shape draw:style-name="gr58" draw:text-style-name="P16" draw:layer="layout" svg:width="16.51cm" svg:height="13.081cm" svg:x="2.524cm" svg:y="11.541cm">
          <text:p text:style-name="P2"><text:span text:style-name="T2">Authoration Obj (export)</text:span></text:p>
          <draw:enhanced-geometry svg:viewBox="0 0 21600 21600" draw:type="rectangle" draw:enhanced-path="M 0 0 L 21600 0 21600 21600 0 21600 0 0 Z N"/>
        </draw:custom-shape>
        <draw:frame draw:style-name="gr59" draw:text-style-name="P17" draw:layer="layout" svg:width="19.59cm" svg:height="4.318cm" svg:x="1cm" svg:y="3.794cm">
          <draw:text-box>
            <text:p><text:span text:style-name="T13">Objective: To provide function to take authorative actions. Confirming the sensitive data or opearation is permitted.</text:span></text:p>
          </draw:text-box>
        </draw:frame>
        <draw:frame draw:style-name="gr60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42" draw:text-style-name="P14" draw:layer="layout" svg:width="2.989cm" svg:height="5.588cm" svg:x="2.837cm" svg:y="12.4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4" draw:layer="layout" svg:width="12.319cm" svg:height="5.588cm" svg:x="6.207cm" svg:y="12.4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3.032cm" svg:y="13.227cm">
          <text:p text:style-name="P2"><text:span text:style-name="T3">_realtimetok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3" draw:layer="layout" svg:width="2.259cm" svg:height="0.889cm" svg:x="3.059cm" svg:y="1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3" draw:layer="layout" svg:width="2.259cm" svg:height="0.889cm" svg:x="3.059cm" svg:y="15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layout" svg:width="5.688cm" svg:height="0.889cm" svg:x="12.584cm" svg:y="14.362cm">
          <text:p text:style-name="P2"><text:span text:style-name="T3">getRealtimeToken</text:span></text:p>
          <text:p text:style-name="P2"><text:span text:style-name="T3">(handler(RealTimeToken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layout" svg:width="5.688cm" svg:height="0.889cm" svg:x="6.488cm" svg:y="14.335cm">
          <text:p text:style-name="P2"><text:span text:style-name="T3">ClientAction</text:span></text:p>
          <text:p text:style-name="P2"><text:span text:style-name="T14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layout" svg:width="5.688cm" svg:height="0.889cm" svg:x="6.488cm" svg:y="15.478cm">
          <text:p text:style-name="P2"><text:span text:style-name="T3">ClientToken</text:span></text:p>
          <text:p text:style-name="P2"><text:span text:style-name="T14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layout" svg:width="5.688cm" svg:height="0.889cm" svg:x="6.488cm" svg:y="16.621cm">
          <text:p text:style-name="P2"><text:span text:style-name="T3">UserLevel</text:span></text:p>
          <text:p text:style-name="P2"><text:span text:style-name="T14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layout" svg:width="5.688cm" svg:height="0.889cm" svg:x="6.49cm" svg:y="13.193cm">
          <text:p text:style-name="P2"><text:span text:style-name="T3">ClientPassword</text:span></text:p>
          <text:p text:style-name="P2"><text:span text:style-name="T3">(connprof, 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3" draw:layer="layout" svg:width="5.688cm" svg:height="0.889cm" svg:x="12.659cm" svg:y="13.22cm">
          <text:p text:style-name="P2"><text:span text:style-name="T3">RealtimeToken</text:span></text:p>
          <text:p text:style-name="P2"><text:span text:style-name="T3">(connprof, 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64" draw:text-style-name="P4" draw:layer="layout" svg:width="19.59cm" svg:height="2.638cm" svg:x="1cm" svg:y="1.029cm">
          <draw:text-box>
            <text:p text:style-name="P2"><text:span text:style-name="T1">Connetion Modure</text:span></text:p>
          </draw:text-box>
        </draw:frame>
        <draw:custom-shape draw:style-name="gr65" draw:text-style-name="P8" draw:layer="layout" svg:width="17.464cm" svg:height="14.732cm" svg:x="2.016cm" svg:y="10.525cm">
          <text:p text:style-name="P2"><text:span text:style-name="T2">Connetion Modure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16.51cm" svg:height="13.081cm" svg:x="2.524cm" svg:y="11.541cm">
          <text:p text:style-name="P2"><text:span text:style-name="T2">Connection (export)</text:span></text:p>
          <draw:enhanced-geometry svg:viewBox="0 0 21600 21600" draw:type="rectangle" draw:enhanced-path="M 0 0 L 21600 0 21600 21600 0 21600 0 0 Z N"/>
        </draw:custom-shape>
        <draw:frame draw:style-name="gr67" draw:text-style-name="P17" draw:layer="layout" svg:width="19.59cm" svg:height="4.318cm" svg:x="1cm" svg:y="3.794cm">
          <draw:text-box>
            <text:p><text:span text:style-name="T13">Objective: Create a interface to get communication with remote device.</text:span></text:p>
          </draw:text-box>
        </draw:frame>
        <draw:frame draw:style-name="gr68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69" draw:text-style-name="P11" draw:layer="layout" svg:width="7.493cm" svg:height="5.588cm" svg:x="10.779cm" svg:y="12.303cm">
          <text:p text:style-name="P9"><text:span text:style-name="T2">ConnectionProfile Obj(con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7.493cm" svg:height="5.588cm" svg:x="10.779cm" svg:y="18.399cm">
          <text:p text:style-name="P9"><text:span text:style-name="T2">WS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7.493cm" svg:height="5.588cm" svg:x="2.778cm" svg:y="18.372cm">
          <text:p text:style-name="P9"><text:span text:style-name="T2">TCPServ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11.06cm" svg:y="13.192cm">
          <text:p text:style-name="P2"><text:span text:style-name="T3">getGUI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11.06cm" svg:y="14.335cm">
          <text:p text:style-name="P2"><text:span text:style-name="T3">getIPaddres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11.06cm" svg:y="19.288cm">
          <text:p text:style-name="P2"><text:span text:style-name="T3">OnJSON()</text:span></text:p>
          <text:p text:style-name="P2"><text:span text:style-name="T3">(handler(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11.06cm" svg:y="20.431cm">
          <text:p text:style-name="P2"><text:span text:style-name="T3">sendJS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11.06cm" svg:y="21.601cm">
          <text:p text:style-name="P2"><text:span text:style-name="T3">broadca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11.06cm" svg:y="22.744cm">
          <text:p text:style-name="P2"><text:span text:style-name="T3">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draw:layer="layout" svg:width="3.202cm" svg:height="0.889cm" svg:x="3.005cm" svg:y="13.103cm">
          <text:p text:style-name="P2"><text:span text:style-name="T3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2.259cm" svg:height="0.889cm" svg:x="11.06cm" svg:y="15.605cm">
          <text:p text:style-name="P2"><text:span text:style-name="T3">getConnTyp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draw:layer="layout" svg:width="7.366cm" svg:height="5.588cm" svg:x="2.778cm" svg:y="12.3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frame draw:style-name="gr72" draw:text-style-name="P4" draw:layer="layout" svg:width="19.59cm" svg:height="2.638cm" svg:x="1cm" svg:y="1.029cm">
          <draw:text-box>
            <text:p text:style-name="P2"><text:span text:style-name="T1">Core 1</text:span></text:p>
          </draw:text-box>
        </draw:frame>
        <draw:custom-shape draw:style-name="gr73" draw:text-style-name="P8" draw:layer="layout" svg:width="17.464cm" svg:height="14.732cm" svg:x="2.016cm" svg:y="10.525cm">
          <text:p text:style-name="P2"><text:span text:style-name="T2">Core Modure</text:span></text:p>
          <draw:enhanced-geometry svg:viewBox="0 0 21600 21600" draw:type="rectangle" draw:enhanced-path="M 0 0 L 21600 0 21600 21600 0 21600 0 0 Z N"/>
        </draw:custom-shape>
        <draw:custom-shape draw:style-name="gr74" draw:text-style-name="P16" draw:layer="layout" svg:width="16.51cm" svg:height="13.081cm" svg:x="2.524cm" svg:y="11.541cm">
          <text:p text:style-name="P2"><text:span text:style-name="T2">Core Obj() (export)</text:span></text:p>
          <draw:enhanced-geometry svg:viewBox="0 0 21600 21600" draw:type="rectangle" draw:enhanced-path="M 0 0 L 21600 0 21600 21600 0 21600 0 0 Z N"/>
        </draw:custom-shape>
        <draw:frame draw:style-name="gr75" draw:text-style-name="P17" draw:layer="layout" svg:width="19.59cm" svg:height="4.318cm" svg:x="1cm" svg:y="3.794cm">
          <draw:text-box>
            <text:p><text:span text:style-name="T6">Objective: </text:span><text:span text:style-name="T13">provide functions for runtime use, glue</text:span></text:p>
          </draw:text-box>
        </draw:frame>
        <draw:frame draw:style-name="gr76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77" draw:text-style-name="P14" draw:layer="layout" svg:width="2.989cm" svg:height="11.176cm" svg:x="2.837cm" svg:y="12.3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4" draw:layer="layout" svg:width="12.319cm" svg:height="5.588cm" svg:x="6.207cm" svg:y="12.303cm">
          <text:p text:style-name="P9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draw:layer="layout" svg:width="2.259cm" svg:height="0.889cm" svg:x="3.032cm" svg:y="13.127cm">
          <text:p text:style-name="P2"><text:span text:style-name="T3">_auth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draw:layer="layout" svg:width="2.259cm" svg:height="0.889cm" svg:x="3.059cm" svg:y="14.25cm">
          <text:p text:style-name="P2"><text:span text:style-name="T3">_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draw:layer="layout" svg:width="2.259cm" svg:height="0.889cm" svg:x="3.059cm" svg:y="15.413cm">
          <text:p text:style-name="P2"><text:span text:style-name="T3">_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3" draw:layer="layout" svg:width="5.688cm" svg:height="0.889cm" svg:x="6.488cm" svg:y="13.165cm">
          <text:p text:style-name="P2"><text:span text:style-name="T3">launc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3" draw:layer="layout" svg:width="5.688cm" svg:height="0.889cm" svg:x="6.488cm" svg:y="14.308cm">
          <text:p text:style-name="P2"><text:span text:style-name="T3">setupVar</text:span></text:p>
          <text:p text:style-name="P2"><text:span text:style-name="T14">(connprof, username, action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3" draw:layer="layout" svg:width="5.688cm" svg:height="0.889cm" svg:x="6.488cm" svg:y="15.451cm">
          <text:p text:style-name="P2"><text:span text:style-name="T3">ClientToken</text:span></text:p>
          <text:p text:style-name="P2"><text:span text:style-name="T14">(connprof, username</text:span><text:span text:style-name="T3">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3" draw:layer="layout" svg:width="5.688cm" svg:height="0.889cm" svg:x="6.488cm" svg:y="16.594cm">
          <text:p text:style-name="P2"><text:span text:style-name="T3">UserLevel</text:span></text:p>
          <text:p text:style-name="P2"><text:span text:style-name="T14">(username</text:span><text:span text:style-name="T3">, reqlv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frame draw:style-name="gr81" draw:text-style-name="P4" draw:layer="layout" svg:width="19.59cm" svg:height="2.638cm" svg:x="1cm" svg:y="1.029cm">
          <draw:text-box>
            <text:p text:style-name="P2"><text:span text:style-name="T1">Core 2</text:span></text:p>
          </draw:text-box>
        </draw:frame>
        <draw:custom-shape draw:style-name="gr82" draw:text-style-name="P8" draw:layer="layout" svg:width="17.464cm" svg:height="14.732cm" svg:x="2.016cm" svg:y="10.525cm">
          <text:p text:style-name="P2"><text:span text:style-name="T2">Core Modure</text:span></text:p>
          <draw:enhanced-geometry svg:viewBox="0 0 21600 21600" draw:type="rectangle" draw:enhanced-path="M 0 0 L 21600 0 21600 21600 0 21600 0 0 Z N"/>
        </draw:custom-shape>
        <draw:custom-shape draw:style-name="gr83" draw:text-style-name="P16" draw:layer="layout" svg:width="16.51cm" svg:height="13.081cm" svg:x="2.524cm" svg:y="11.541cm">
          <text:p text:style-name="P2"><text:span text:style-name="T2">Core Obj() (export)</text:span></text:p>
          <draw:enhanced-geometry svg:viewBox="0 0 21600 21600" draw:type="rectangle" draw:enhanced-path="M 0 0 L 21600 0 21600 21600 0 21600 0 0 Z N"/>
        </draw:custom-shape>
        <draw:frame draw:style-name="gr84" draw:text-style-name="P17" draw:layer="layout" svg:width="19.59cm" svg:height="4.318cm" svg:x="1cm" svg:y="3.794cm">
          <draw:text-box>
            <text:p><text:span text:style-name="T6">Objective: </text:span><text:span text:style-name="T13">provide functions for runtime use, glue</text:span></text:p>
          </draw:text-box>
        </draw:frame>
        <draw:frame draw:style-name="gr85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86" draw:text-style-name="P14" draw:layer="layout" svg:width="15.494cm" svg:height="5.588cm" svg:x="3.032cm" svg:y="12.303cm">
          <text:p text:style-name="P9"><text:span text:style-name="T2">Authoration metho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frame draw:style-name="gr87" draw:text-style-name="P4" draw:layer="layout" svg:width="19.59cm" svg:height="2.638cm" svg:x="1cm" svg:y="1.029cm">
          <draw:text-box>
            <text:p text:style-name="P2"><text:span text:style-name="T1">Service Modure 1</text:span></text:p>
          </draw:text-box>
        </draw:frame>
        <draw:custom-shape draw:style-name="gr88" draw:text-style-name="P8" draw:layer="layout" svg:width="17.464cm" svg:height="15.748cm" svg:x="2.016cm" svg:y="10.525cm">
          <text:p text:style-name="P2"><text:span text:style-name="T2">service Modure</text:span></text:p>
          <draw:enhanced-geometry svg:viewBox="0 0 21600 21600" draw:type="rectangle" draw:enhanced-path="M 0 0 L 21600 0 21600 21600 0 21600 0 0 Z N"/>
        </draw:custom-shape>
        <draw:custom-shape draw:style-name="gr89" draw:text-style-name="P16" draw:layer="layout" svg:width="16.51cm" svg:height="14.224cm" svg:x="2.524cm" svg:y="11.541cm">
          <text:p text:style-name="P2"><text:span text:style-name="T2">Service Obj(coregateway) (export)</text:span></text:p>
          <draw:enhanced-geometry svg:viewBox="0 0 21600 21600" draw:type="rectangle" draw:enhanced-path="M 0 0 L 21600 0 21600 21600 0 21600 0 0 Z N"/>
        </draw:custom-shape>
        <draw:frame draw:style-name="gr90" draw:text-style-name="P17" draw:layer="layout" svg:width="19.59cm" svg:height="4.318cm" svg:x="1cm" svg:y="3.794cm">
          <draw:text-box>
            <text:p><text:span text:style-name="T6">Objective: </text:span><text:span text:style-name="T13">provide and mange service api, and route the messages on internet</text:span></text:p>
          </draw:text-box>
        </draw:frame>
        <draw:frame draw:style-name="gr91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92" draw:text-style-name="P14" draw:layer="layout" svg:width="2.989cm" svg:height="5.588cm" svg:x="2.837cm" svg:y="12.303cm">
          <text:p text:style-name="P9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3" draw:layer="layout" svg:width="2.259cm" svg:height="0.889cm" svg:x="3.032cm" svg:y="13.127cm">
          <text:p text:style-name="P2"><text:span text:style-name="T3">_ser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3" draw:layer="layout" svg:width="2.259cm" svg:height="0.889cm" svg:x="3.059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3" draw:layer="layout" svg:width="2.259cm" svg:height="0.889cm" svg:x="3.059cm" svg:y="15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1" draw:layer="layout" svg:width="11.811cm" svg:height="3.175cm" svg:x="6.207cm" svg:y="12.303cm">
          <text:p text:style-name="P9"><text:span text:style-name="T2">Service(servicename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1" draw:layer="layout" svg:width="2.921cm" svg:height="1.905cm" svg:x="6.461cm" svg:y="13.192cm">
          <text:p text:style-name="P9"><text:span text:style-name="T11">Variables </text:span></text:p>
          <text:p text:style-name="P9"><text:span text:style-name="T12">_serviceprofile</text:span></text:p>
          <text:p text:style-name="P9"><text:span text:style-name="T12">_servicesokect</text:span></text:p>
          <text:p text:style-name="P9"><text:span text:style-name="T12">_serviceprevidege</text:span></text:p>
          <text:p text:style-name="P9"><text:span text:style-name="T12">_serviceexc</text:span></text:p>
          <draw:enhanced-geometry svg:viewBox="0 0 21600 21600" draw:type="rectangle" draw:enhanced-path="M 0 0 L 21600 0 21600 21600 0 21600 0 0 Z N"/>
        </draw:custom-shape>
        <draw:custom-shape draw:style-name="gr97" draw:text-style-name="P22" draw:layer="layout" svg:width="5.842cm" svg:height="1.905cm" svg:x="9.763cm" svg:y="13.192cm">
          <text:p text:style-name="P9"><text:span text:style-name="T11">Methods</text:span></text:p>
          <text:p text:style-name="P9"><text:span text:style-name="T3">launch()</text:span></text:p>
          <text:p text:style-name="P9"><text:span text:style-name="T3">setupsocket(SSocket)</text:span></text:p>
          <text:p text:style-name="P9"><text:span text:style-name="T3">setupexec(path)</text:span></text:p>
          <text:p text:style-name="P9"><text:span text:style-name="T14">onSSMessage(handler(clientprofile, </text:span><text:span text:style-name="T3">data)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11.811cm" svg:height="4.953cm" svg:x="6.207cm" svg:y="15.799cm">
          <text:p text:style-name="P9"><text:span text:style-name="T2">ServiceClientSocket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draw:layer="layout" svg:width="2.921cm" svg:height="3.048cm" svg:x="6.588cm" svg:y="16.815cm">
          <text:p text:style-name="P9"><text:span text:style-name="T11">Variables </text:span></text:p>
          <text:p text:style-name="P9"><text:span text:style-name="T14">_</text:span><text:span text:style-name="T12">SendHadler</text:span></text:p>
          <text:p text:style-name="P9"><text:span text:style-name="T12">_mode</text:span></text:p>
          <draw:enhanced-geometry svg:viewBox="0 0 21600 21600" draw:type="rectangle" draw:enhanced-path="M 0 0 L 21600 0 21600 21600 0 21600 0 0 Z N"/>
        </draw:custom-shape>
        <draw:custom-shape draw:style-name="gr99" draw:text-style-name="P22" draw:layer="layout" svg:width="7.874cm" svg:height="3.048cm" svg:x="9.89cm" svg:y="16.815cm">
          <text:p text:style-name="P9"><text:span text:style-name="T11">Methods</text:span></text:p>
          <text:p text:style-name="P9"><text:span text:style-name="T3">launch()</text:span></text:p>
          <text:p text:style-name="P9"><text:span text:style-name="T3">setup(SendHadler(clientprofile, data), mode)</text:span></text:p>
          <text:p text:style-name="P9"><text:span text:style-name="T14">send(clientprofile, data</text:span><text:span text:style-name="T3">)</text:span></text:p>
          <text:p text:style-name="P9"><text:span text:style-name="T3">onData(clientprofile, data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100" draw:text-style-name="P11" draw:layer="layout" svg:width="11.811cm" svg:height="4.087cm" svg:x="6.208cm" svg:y="21.066cm">
          <text:p text:style-name="P9"><text:span text:style-name="T2">ServiceProfile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1" draw:layer="layout" svg:width="2.921cm" svg:height="2.515cm" svg:x="6.589cm" svg:y="21.904cm">
          <text:p text:style-name="P9"><text:span text:style-name="T11">Variables </text:span></text:p>
          <text:p text:style-name="P9"><text:span text:style-name="T14">_</text:span><text:span text:style-name="T12">SendHadler</text:span></text:p>
          <text:p text:style-name="P9"><text:span text:style-name="T12">_mode</text:span></text:p>
          <draw:enhanced-geometry svg:viewBox="0 0 21600 21600" draw:type="rectangle" draw:enhanced-path="M 0 0 L 21600 0 21600 21600 0 21600 0 0 Z N"/>
        </draw:custom-shape>
        <draw:custom-shape draw:style-name="gr102" draw:text-style-name="P22" draw:layer="layout" svg:width="7.874cm" svg:height="2.515cm" svg:x="9.891cm" svg:y="21.904cm">
          <text:p text:style-name="P9"><text:span text:style-name="T11">Methods</text:span></text:p>
          <text:p text:style-name="P9"><text:span text:style-name="T3">launch()</text:span></text:p>
          <text:p text:style-name="P9"><text:span text:style-name="T3">setup(SendHadler(clientprofile, data), mode)</text:span></text:p>
          <text:p text:style-name="P9"><text:span text:style-name="T14">send(clientprofile, data</text:span><text:span text:style-name="T3">)</text:span></text:p>
          <text:p text:style-name="P9"><text:span text:style-name="T3">onData(clientprofile, data)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103" draw:text-style-name="P4" draw:layer="layout" svg:width="19.59cm" svg:height="2.638cm" svg:x="1cm" svg:y="1.029cm">
          <draw:text-box>
            <text:p text:style-name="P2"><text:span text:style-name="T1">Service Modure 1</text:span></text:p>
          </draw:text-box>
        </draw:frame>
        <draw:custom-shape draw:style-name="gr104" draw:text-style-name="P8" draw:layer="layout" svg:width="17.464cm" svg:height="15.748cm" svg:x="2.016cm" svg:y="10.525cm">
          <text:p text:style-name="P2"><text:span text:style-name="T2">service </text:span><text:span text:style-name="T2">Modure</text:span></text:p>
          <draw:enhanced-geometry svg:viewBox="0 0 21600 21600" draw:type="rectangle" draw:enhanced-path="M 0 0 L 21600 0 21600 21600 0 21600 0 0 Z N"/>
        </draw:custom-shape>
        <draw:custom-shape draw:style-name="gr105" draw:text-style-name="P16" draw:layer="layout" svg:width="16.51cm" svg:height="14.224cm" svg:x="2.524cm" svg:y="11.541cm">
          <text:p text:style-name="P2"><text:span text:style-name="T2">Service </text:span><text:span text:style-name="T2">Obj(core</text:span><text:span text:style-name="T2">gateway) </text:span><text:span text:style-name="T2">(export)</text:span></text:p>
          <draw:enhanced-geometry svg:viewBox="0 0 21600 21600" draw:type="rectangle" draw:enhanced-path="M 0 0 L 21600 0 21600 21600 0 21600 0 0 Z N"/>
        </draw:custom-shape>
        <draw:frame draw:style-name="gr106" draw:text-style-name="P17" draw:layer="layout" svg:width="19.59cm" svg:height="4.318cm" svg:x="1cm" svg:y="3.794cm">
          <draw:text-box>
            <text:p><text:span text:style-name="T6">Objective: </text:span><text:span text:style-name="T13">provide and mange service api, and route the messages on internet</text:span></text:p>
          </draw:text-box>
        </draw:frame>
        <draw:frame draw:style-name="gr107" draw:text-style-name="P17" draw:layer="layout" svg:width="19.59cm" svg:height="1.016cm" svg:x="1cm" svg:y="8.239cm">
          <draw:text-box>
            <text:p><text:span text:style-name="T13">Figure:</text:span></text:p>
          </draw:text-box>
        </draw:frame>
        <draw:custom-shape draw:style-name="gr108" draw:text-style-name="P11" draw:layer="layout" svg:width="14.478cm" svg:height="3.175cm" svg:x="3.54cm" svg:y="12.303cm">
          <text:p text:style-name="P9"><text:span text:style-name="T2">Service(servicename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1" draw:layer="layout" svg:width="3.581cm" svg:height="1.905cm" svg:x="3.851cm" svg:y="13.192cm">
          <text:p text:style-name="P9"><text:span text:style-name="T11">Variables </text:span></text:p>
          <text:p text:style-name="P9"><text:span text:style-name="T12">_serviceprofile</text:span></text:p>
          <text:p text:style-name="P9"><text:span text:style-name="T12">_servicesokect</text:span></text:p>
          <text:p text:style-name="P9"><text:span text:style-name="T12">_serviceprevidege</text:span></text:p>
          <text:p text:style-name="P9"><text:span text:style-name="T12">_serviceex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2" draw:layer="layout" svg:width="7.161cm" svg:height="1.905cm" svg:x="7.899cm" svg:y="13.192cm">
          <text:p text:style-name="P9"><text:span text:style-name="T11">Methods</text:span></text:p>
          <text:p text:style-name="P9"><text:span text:style-name="T3">launch()</text:span></text:p>
          <text:p text:style-name="P9"><text:span text:style-name="T3">setupsocket(SSocket)</text:span></text:p>
          <text:p text:style-name="P9"><text:span text:style-name="T3">setupexec(path)</text:span></text:p>
          <text:p text:style-name="P9"><text:span text:style-name="T14">onSSMessage(handler(clientprofile, </text:span><text:span text:style-name="T3">data))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11" draw:layer="layout" svg:width="14.478cm" svg:height="4.953cm" svg:x="3.54cm" svg:y="15.799cm">
          <text:p text:style-name="P9"><text:span text:style-name="T2">ServiceClientSocket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1" draw:layer="layout" svg:width="3.581cm" svg:height="3.048cm" svg:x="4.007cm" svg:y="16.815cm">
          <text:p text:style-name="P9"><text:span text:style-name="T11">Variables </text:span></text:p>
          <text:p text:style-name="P9"><text:span text:style-name="T14">_</text:span><text:span text:style-name="T12">SendHadler</text:span></text:p>
          <text:p text:style-name="P9"><text:span text:style-name="T12">_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2" draw:layer="layout" svg:width="9.651cm" svg:height="3.048cm" svg:x="8.055cm" svg:y="16.815cm">
          <text:p text:style-name="P9"><text:span text:style-name="T11">Methods</text:span></text:p>
          <text:p text:style-name="P9"><text:span text:style-name="T3">launch()</text:span></text:p>
          <text:p text:style-name="P9"><text:span text:style-name="T3">setup(SendHadler(clientprofile, data), mode)</text:span></text:p>
          <text:p text:style-name="P9"><text:span text:style-name="T14">send(clientprofile, data</text:span><text:span text:style-name="T3">)</text:span></text:p>
          <text:p text:style-name="P9"><text:span text:style-name="T3">onData(clientprofile, data)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1" draw:layer="layout" svg:width="14.478cm" svg:height="4.087cm" svg:x="3.541cm" svg:y="21.066cm">
          <text:p text:style-name="P9"><text:span text:style-name="T2">ServiceProfile()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1" draw:layer="layout" svg:width="3.581cm" svg:height="2.515cm" svg:x="4.008cm" svg:y="21.904cm">
          <text:p text:style-name="P9"><text:span text:style-name="T11">Variables </text:span></text:p>
          <text:p text:style-name="P9"><text:span text:style-name="T14">_</text:span><text:span text:style-name="T12">SendHadler</text:span></text:p>
          <text:p text:style-name="P9"><text:span text:style-name="T12">_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2" draw:layer="layout" svg:width="9.652cm" svg:height="2.515cm" svg:x="8.056cm" svg:y="21.904cm">
          <text:p text:style-name="P9"><text:span text:style-name="T11">Methods</text:span></text:p>
          <text:p text:style-name="P9"><text:span text:style-name="T3">launch()</text:span></text:p>
          <text:p text:style-name="P9"><text:span text:style-name="T3">setup(SendHadler(clientprofile, data), mode)</text:span></text:p>
          <text:p text:style-name="P9"><text:span text:style-name="T14">send(clientprofile, data</text:span><text:span text:style-name="T3">)</text:span></text:p>
          <text:p text:style-name="P9"><text:span text:style-name="T3">onData(clientprofile, data)</text:span></text:p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2_5f_6" style:display-name="Default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6" style:display-name="Default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" style:display-name="Default_2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" style:display-name="Default_2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" style:display-name="Default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" style:display-name="Default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" style:display-name="Default_2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" style:display-name="Default_2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1" style:display-name="Default_2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1" style:display-name="Default_2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1" style:display-name="Default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1" style:display-name="Default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1" style:display-name="Default_2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1" style:display-name="Default_2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7_5f_2" style:display-name="Default_2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2" style:display-name="Default_2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2" style:display-name="Default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2" style:display-name="Default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2" style:display-name="Default_2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2" style:display-name="Default_2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2_5f_7_5f_1_5f_1" style:display-name="Default_2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7_5f_1_5f_1" style:display-name="Default_2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_5f_1_5f_1" style:display-name="Default_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_5f_1_5f_1_5f_1_5f_1" style:display-name="Default_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_5f_1_5f_1_5f_1_5f_1" style:display-name="Default_2_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_5f_1_5f_1_5f_1_5f_1" style:display-name="Default_2_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6:40:42.721302027</meta:creation-date>
    <dc:date>2018-04-02T19:03:22.235266415</dc:date>
    <meta:editing-duration>P5DT6H49M58S</meta:editing-duration>
    <meta:editing-cycles>129</meta:editing-cycles>
    <meta:generator>LibreOffice/6.0.2.1.0$Linux_X86_64 LibreOffice_project/00m0$Build-1</meta:generator>
    <meta:document-statistic meta:object-count="211"/>
  </office:meta>
</office:document-meta>
</file>